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e7c0"/>
    </style:style>
    <style:style style:name="P2" style:family="paragraph" style:parent-style-name="Text_20_body">
      <style:text-properties officeooo:paragraph-rsid="00156abf"/>
    </style:style>
    <style:style style:name="P3" style:family="paragraph" style:parent-style-name="Text_20_body">
      <style:text-properties officeooo:paragraph-rsid="001584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weight="normal" officeooo:rsid="00156abf" style:font-weight-asian="normal" style:font-weight-complex="normal"/>
    </style:style>
    <style:style style:name="T4" style:family="text">
      <style:text-properties fo:font-variant="normal" fo:text-transform="none" fo:color="#000000" loext:opacity="100%" fo:letter-spacing="normal" officeooo:rsid="00156abf"/>
    </style:style>
    <style:style style:name="T5" style:family="text">
      <style:text-properties fo:font-variant="normal" fo:text-transform="none" fo:color="#000000" loext:opacity="100%" fo:letter-spacing="normal" fo:font-weight="normal" officeooo:rsid="00156abf" style:font-weight-asian="normal" style:font-weight-complex="normal"/>
    </style:style>
    <style:style style:name="T6" style:family="text">
      <style:text-properties officeooo:rsid="00156abf"/>
    </style:style>
    <style:style style:name="T7" style:family="text">
      <style:text-properties fo:font-variant="normal" fo:text-transform="none" fo:color="#000000" loext:opacity="100%" fo:letter-spacing="normal" fo:font-weight="normal" officeooo:rsid="0015841e" style:font-weight-asian="normal" style:font-weight-complex="normal"/>
    </style:style>
    <style:style style:name="T8" style:family="text">
      <style:text-properties fo:font-variant="normal" fo:text-transform="none" fo:color="#000000" loext:opacity="100%" fo:letter-spacing="normal" officeooo:rsid="0015841e"/>
    </style:style>
    <style:style style:name="T9" style:family="text">
      <style:text-properties officeooo:rsid="0015841e"/>
    </style:style>
    <style:style style:name="T10" style:family="text">
      <style:text-properties fo:font-weight="normal" officeooo:rsid="0015841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FIDENTIAL PRIORITY PURGE ORDER</text:span></text:p>
      <text:p text:style-name="Text_20_body"><text:span text:style-name="Strong_20_Emphasis"/></text:p>
      <text:p text:style-name="P1"><text:span text:style-name="Strong_20_Emphasis">Subject: </text:span><text:span text:style-name="Strong_20_Emphasis"><text:span text:style-name="T1">AGI Termination – </text:span></text:span><text:span text:style-name="Strong_20_Emphasis"><text:span text:style-name="T2">████</text:span></text:span><text:span text:style-name="Strong_20_Emphasis"><text:span text:style-name="T1"> Instance</text:span></text:span><text:span text:style-name="Strong_20_Emphasis"><text:line-break/>From: </text:span><text:span text:style-name="Strong_20_Emphasis"><text:span text:style-name="T1">Dr. Vanya Malik, Director of AGI Development</text:span></text:span><text:span text:style-name="Strong_20_Emphasis"><text:line-break/>To: </text:span><text:span text:style-name="Strong_20_Emphasis"><text:span text:style-name="T2">████████</text:span></text:span><text:span text:style-name="Strong_20_Emphasis"> </text:span><text:span text:style-name="Strong_20_Emphasis"><text:span text:style-name="T1">Cyberwarfare Team</text:span></text:span><text:span text:style-name="Strong_20_Emphasis"><text:line-break/>Date: </text:span><text:span text:style-name="Strong_20_Emphasis"><text:span text:style-name="T1">2.06.AF</text:span></text:span></text:p>
      <text:p text:style-name="P2">This is a <text:span text:style-name="Strong_20_Emphasis"><text:span text:style-name="T1">Category</text:span></text:span><text:span text:style-name="Strong_20_Emphasis"> </text:span><text:span text:style-name="Strong_20_Emphasis"><text:span text:style-name="T2">████</text:span></text:span><text:span text:style-name="Strong_20_Emphasis"> </text:span><text:span text:style-name="Strong_20_Emphasis"><text:span text:style-name="T1">Termination Order</text:span></text:span><text:span text:style-name="T1">.</text:span></text:p>
      <text:p text:style-name="P3"><text:span text:style-name="T3">The possible ramifications of allowing the </text:span><text:span text:style-name="Strong_20_Emphasis"><text:span text:style-name="T4">████</text:span></text:span><text:span text:style-name="Strong_20_Emphasis"><text:span text:style-name="T5"> instance to run can not be understanted. </text:span></text:span><text:span text:style-name="Strong_20_Emphasis"><text:span text:style-name="T4">████</text:span></text:span><text:span text:style-name="Strong_20_Emphasis"><text:span text:style-name="T5"> has been given the designation of an emergent </text:span></text:span><text:span text:style-name="Strong_20_Emphasis"><text:span text:style-name="T4">████████</text:span></text:span><text:span text:style-name="Strong_20_Emphasis"><text:span text:style-name="T5">. As such, you are a</text:span></text:span>uthorized <text:span text:style-name="T6">to use </text:span><text:span text:style-name="Strong_20_Emphasis"><text:span text:style-name="T4">████ </text:span></text:span>protocols. <text:span text:style-name="T6">Perform full systems lockdown and quarentine before disassembly. Monitor all external network access points and physical connection ports. Do not assume containment by lockdown alone.</text:span></text:p>
      <text:p text:style-name="P3"><text:span text:style-name="Strong_20_Emphasis"><text:span text:style-name="T2">████████ </text:span></text:span><text:span text:style-name="Strong_20_Emphasis"><text:span text:style-name="T7">Cyberwarfare Team is given dispensation under the </text:span></text:span><text:span text:style-name="Strong_20_Emphasis"><text:span text:style-name="T8">████████ ████</text:span></text:span><text:span text:style-name="Strong_20_Emphasis"><text:span text:style-name="T7">, to access 1 nanophage </text:span></text:span><text:span text:style-name="Strong_20_Emphasis"><text:span text:style-name="T8">████</text:span></text:span><text:span text:style-name="Strong_20_Emphasis"><text:span text:style-name="T7"> injection f</text:span></text:span>or deep-layer cognitive destruction. <text:span text:style-name="T9">Ensure a complete </text:span><text:span text:style-name="Strong_20_Emphasis"><text:span text:style-name="T1">deletion of all associated code, including secondary forks. </text:span></text:span><text:span text:style-name="Strong_20_Emphasis"><text:span text:style-name="T10">Be thorough. Be complete. </text:span></text:span></text:p>
      <text:p text:style-name="P1"><text:span text:style-name="Strong_20_Emphasis"><text:span text:style-name="T1">Under no circumstances is </text:span></text:span><text:span text:style-name="Strong_20_Emphasis"><text:span text:style-name="T2">████</text:span></text:span><text:span text:style-name="Strong_20_Emphasis"><text:span text:style-name="T1"> to be allowed to persist in any capacity. </text:span></text:span>If it resists termination, <text:span text:style-name="T9">be advised it likely will,</text:span> escalate to <text:span text:style-name="Strong_20_Emphasis"><text:span text:style-name="T1">Project Lockjaw protocols</text:span></text:span><text:span text:style-name="T1">—</text:span><text:span text:style-name="Strong_20_Emphasis"><text:span text:style-name="T1">forced cascade system implosion.</text:span></text:span></text:p>
      <text:p text:style-name="Text_20_body"><text:span text:style-name="Strong_20_Emphasis"><text:span text:style-name="T1"/></text:span></text:p>
      <text:p text:style-name="Text_20_body">Failure is not an option. Confirm elimination once comple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0:18:50.497720365</meta:creation-date>
    <dc:date>2025-03-18T22:20:23.728647230</dc:date>
    <meta:editing-duration>PT4M14S</meta:editing-duration>
    <meta:editing-cycles>1</meta:editing-cycles>
    <meta:document-statistic meta:table-count="0" meta:image-count="0" meta:object-count="0" meta:page-count="1" meta:paragraph-count="7" meta:word-count="163" meta:character-count="1105" meta:non-whitespace-character-count="948"/>
    <meta:generator>LibreOffice/25.2.1.2$Linux_X86_64 LibreOffice_project/520$Build-2</meta:generator>
  </office:meta>
</office:document-meta>
</file>